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62.64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3.46mm"/>
    </style:style>
    <style:style style:name="co7" style:family="table-column">
      <style:table-column-properties fo:break-before="auto" style:column-width="14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14.2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17.62mm" fo:break-before="auto" style:use-optimal-row-height="true"/>
    </style:style>
    <style:style style:name="ro6" style:family="table-row">
      <style:table-row-properties style:row-height="24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7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HABILIDADE</text:p>
          </table:table-cell>
          <table:table-cell table:style-name="ce1" office:value-type="string" calcext:value-type="string">
            <text:p>REQUISITO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NA </text:p>
          </table:table-cell>
          <table:table-cell table:style-name="ce1" office:value-type="string" calcext:value-type="string">
            <text:p>DESCRIÇÃO</text:p>
          </table:table-cell>
          <table:table-cell office:value-type="string" calcext:value-type="string">
            <text:p>excluid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rremesso Poderos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pode usar sua Força em vez de sua</text:p>
            <text:p>Agilidade para atacar com armas de arremesso (como</text:p>
            <text:p>lanças e machadinhas)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aque do Búfal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fazer um ataque normal</text:p>
            <text:p>usando uma arma de FN 5 ou mais. Se acertar, alem do</text:p>
            <text:p>dano, o oponente cairá para traz (a menos que ele seja</text:p>
            <text:p>2 vezes mais pesado que você)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taque Giratóri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ste ataque que pode acertar todos os</text:p>
            <text:p>oponentes adjacentes. Faça um ataque para cada um</text:p>
            <text:p>destes oponentes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taque Simultâne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Faça um ataque normal contra um oponente.</text:p>
            <text:p>Se acertar, todos aliados que estiverem adjacentes</text:p>
            <text:p>ao mesmo oponente, poderão fazer um ataque</text:p>
            <text:p>normal extra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Ataque do Trovã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Faça um ataque corporal com uma arma</text:p>
            <text:p>de FN 5 ou mais, para causar +10 pontos de dano (elétrico)A vitima deve ser bem sucedida em um teste de</text:p>
            <text:p>Força (Dificuldade 12) ou ficará paralisada por uma rodada</text:p>
            <text:p>devido ao choque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Brigão</text:p>
          </table:table-cell>
          <table:table-cell table:style-name="ce2" office:value-type="string" calcext:value-type="string">
            <text:p>Nenhum</text:p>
          </table:table-cell>
          <table:table-cell table:style-name="ce3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u ataque de soco causa +2 de dano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ombate Tátic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 você derrotar um oponente, você ganha</text:p>
            <text:p>imediatamente um ataque extra em qualquer oponente</text:p>
            <text:p>que esteja adjacente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ombate em Grup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ganha +1 nos ataques corporais</text:p>
            <text:p>para cada aliado que esteja em combate corporal com a</text:p>
            <text:p>mesma criatura que você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fletor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Quando estiver usando um escudo ou</text:p>
            <text:p>arma de duas mãos, você recebe Defesa +2 contra ataques</text:p>
            <text:p>a distância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orça de Combate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odos seus ataques corporais causam +1 de</text:p>
            <text:p>dano para cada 2 pontos de força que você tiver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Golpe Devastador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Você pode fazer um ataque corporal que</text:p>
            <text:p>causa o dobro de dano, e a vítima não poderá agir no</text:p>
            <text:p>próximo turn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Golpe com Escud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 fizer um ataque e errar, você pode fazer</text:p>
            <text:p>um ataque extra com seu escudo que causará dano</text:p>
            <text:p>igual a sua força. O oponente também deve vencer um</text:p>
            <text:p>teste de Força (dif 12) ou cairá no chã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Grito de Guerr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dar um grito fervoroso que</text:p>
            <text:p>motiva todos seus aliados. Eles recebem (assim como</text:p>
            <text:p>você) +1 em todas as rolagens até o final da batalha.</text:p>
            <text:p>Este bônus não é cumulativ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Investida Mortal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m carga você pode desferir um poderoso</text:p>
            <text:p>golpe. Se estiver distante do oponente, você pode</text:p>
            <text:p>correr até ele e fazer um ataque normal que causa +10</text:p>
            <text:p>de dano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Knock Out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aça um ataque normal com uma arma</text:p>
            <text:p>de FN 5 ou mais. O oponente recebe metade do dano,</text:p>
            <text:p>mas não poderá fazer nada no seu próximo turno. E todos</text:p>
            <text:p>os turnos seguintes (até o final da batalha) terá que</text:p>
            <text:p>testar Força (dificuldade 12) antes de poder agir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Quebra-Escud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deve fazer este ataque utilizando</text:p>
            <text:p>uma arma pesada (FN 5 ou mais). Se acertar o ataque,</text:p>
            <text:p>não causará dano algum no oponente, porém, seu escudo</text:p>
            <text:p>ou armadura será destruído.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Sem Escapatória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 um oponente que está adjacente a</text:p>
            <text:p>você tentar se afastar (ou se levantar), você poderá fazer</text:p>
            <text:p>um ataque normal (sem habilidades de ação) contra</text:p>
            <text:p>ele. Se acertar, além de causar o dano, o oponente não</text:p>
            <text:p>poderá se movimentar neste turno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Pernas Fortes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Você sempre rola 3d6 em testes de Força</text:p>
            <text:p>para não ser derrubad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Proteger Aliado</text:p>
          </table:table-cell>
          <table:table-cell table:style-name="ce2" office:value-type="string" calcext:value-type="string">
            <text:p>Nenhum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Sempre que seus aliados forem atacados,</text:p>
            <text:p>você ajudará com seu escudo. Se você usa um escudo</text:p>
            <text:p>grande, todos aliados adjacentes a você recebem Defesa</text:p>
            <text:p>+1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Força de Combate 2</text:p>
          </table:table-cell>
          <table:table-cell table:style-name="ce2" office:value-type="string" calcext:value-type="string">
            <text:p>Nível 5; Força de Combate</text:p>
          </table:table-cell>
          <table:table-cell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odos seus ataques corporais causam +1</text:p>
            <text:p>de dano para cada ponto de força que você tiver.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Força de Explosão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odos seus ataques corporais derrubam</text:p>
            <text:p>o inimigo no chão (menos inimigos que sejam 2 vezes</text:p>
            <text:p>mais pesados que você). Ele ainda pode fazer um teste</text:p>
            <text:p>de Força (dif: [sua For] +4) para não cair.</text:p>
            <text:p>Especial: Se você usar qualquer habilidade que derrube</text:p>
            <text:p>o oponente, a dificuldade do teste de Força aumenta</text:p>
            <text:p>Para +4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Golpe Devastador 2</text:p>
          </table:table-cell>
          <table:table-cell table:style-name="ce2" office:value-type="string" calcext:value-type="string">
            <text:p>Nível 5; Golpe Devastador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Você pode fazer um ataque corporal que</text:p>
            <text:p>causa o triplo de dano, e a vítima não poderá agir no</text:p>
            <text:p>próximo turn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Grito de Guerra 2</text:p>
          </table:table-cell>
          <table:table-cell table:style-name="ce2" office:value-type="string" calcext:value-type="string">
            <text:p>Nível 5; Grito de Guerr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dar um grito fervoroso que</text:p>
            <text:p>motiva todos seus aliados. Eles recebem (assim como</text:p>
            <text:p>você) +2 em todas as rolagens até o final da batalha.</text:p>
            <text:p>Este bônus não é cumulativo.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Grito de Intimidação</text:p>
          </table:table-cell>
          <table:table-cell table:style-name="ce2" office:value-type="string" calcext:value-type="string">
            <text:p>Nível 5; Grito de Guerra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Você pode dar um grito para intimidar</text:p>
            <text:p>seus inimigos. Cada inimigo que estiver na batalha</text:p>
            <text:p>deve vencer um teste de Vontade (Dif 14) ou ficará</text:p>
            <text:p>paralisado por 2 turnos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Guerreiro de Aço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O bônus de defesa por equipamento (armadura</text:p>
            <text:p>e escudo) pode somar até +6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Implacável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mpre que errar um ataque corporal,</text:p>
            <text:p>você causa dano igual à metade do dano do ataque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Investida Forte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Suporte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Sempre que você fizer uma investida</text:p>
            <text:p>carregando um escudo, o oponente deve testar Força</text:p>
            <text:p>(Dif = [sua For] +8). Se falhar, ele cairá no chão.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Matador de Dragão</text:p>
          </table:table-cell>
          <table:table-cell table:style-name="ce2" office:value-type="string" calcext:value-type="string">
            <text:p>Nível 10</text:p>
          </table:table-cell>
          <table:table-cell table:style-name="ce2" office:value-type="string" calcext:value-type="string">
            <text:p>Ação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Faça um ataque corporal normal, se</text:p>
            <text:p>acertar reduza a vida do oponente pela metade.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Valor da Vitória</text:p>
          </table:table-cell>
          <table:table-cell table:style-name="ce2" office:value-type="string" calcext:value-type="string">
            <text:p>Nível 5</text:p>
          </table:table-cell>
          <table:table-cell table:style-name="ce2" office:value-type="string" calcext:value-type="string">
            <text:p>Reação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ada vez que você derrota um oponente</text:p>
            <text:p>(isso inclui se ele se render ou fugir após a batalha)</text:p>
            <text:p>você recupera 10 pontos de vida e 10 pontos de mana.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/>
          <table:table-cell table:style-name="ce11" table:number-columns-repeated="3"/>
          <table:table-cell table:number-columns-repeated="3"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7:14:15.50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3:14:08.701000000</meta:creation-date>
    <dc:date>2017-03-11T17:17:00.009000000</dc:date>
    <meta:editing-duration>PT23M12S</meta:editing-duration>
    <meta:editing-cycles>6</meta:editing-cycles>
    <meta:generator>LibreOffice/5.3.0.3$Windows_x86 LibreOffice_project/7074905676c47b82bbcfbea1aeefc84afe1c50e1</meta:generator>
    <meta:document-statistic meta:table-count="1" meta:cell-count="210" meta:object-count="0"/>
  </office:meta>
</office:document-meta>
</file>